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Garamond" fo:font-size="18pt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style:font-name="Garamond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d85b"/>
    </style:style>
    <style:style style:name="T3" style:family="text">
      <style:text-properties officeooo:rsid="00060d6f"/>
    </style:style>
    <style:style style:name="T4" style:family="text">
      <style:text-properties officeooo:rsid="00064b9b"/>
    </style:style>
    <style:style style:name="T5" style:family="text">
      <style:text-properties officeooo:rsid="0007a2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ERANTE JESUS</text:p>
      <text:p text:style-name="P1"/>
      <text:p text:style-name="P2">“<text:span text:style-name="T1">Porventura sou eu, Senhor?</text:span>”</text:p>
      <text:p text:style-name="P2">(MATEUS, 26:22.)</text:p>
      <text:p text:style-name="P1"/>
      <text:p text:style-name="P1">Diante da palavra do Mestre, reportando-se ao espírito de leviandade e defecção que o<text:span text:style-name="T2"> </text:span>cercava, os discípulos perguntaram afoitos<text:span text:style-name="T2">:</text:span></text:p>
      <text:p text:style-name="P1"/>
      <text:p text:style-name="P1">– “Porventura sou eu, Senhor?”</text:p>
      <text:p text:style-name="P1"/>
      <text:p text:style-name="P1">E quase todos nós, analisando o gesto de Judas, incriminamo-l<text:span text:style-name="T5">o</text:span> em pensamento.</text:p>
      <text:p text:style-name="P1"/>
      <text:p text:style-name="P1">Por que teria tido a coragem de vender o Divino Amigo por trinta moedas?</text:p>
      <text:p text:style-name="P1"/>
      <text:p text:style-name="P1">Entretanto, bastará um exame mais profundo em nós mesmos, a fim de que vejamos<text:span text:style-name="T3"> </text:span>nossa própria negação à frente do Cristo.</text:p>
      <text:p text:style-name="P1"/>
      <text:p text:style-name="P1">Judas teria cedido à paixão política dominante, enganado pelas insinuações de grupos<text:span text:style-name="T3"> </text:span>famintos de libertação do jugo romano... Teria imaginado que Jesus, no Sinédrio, avocaria<text:span text:style-name="T3"> </text:span>a posição de emancipador da sua terra e da sua gente, exibindo incontestável triunfo<text:span text:style-name="T3"> </text:span>humano...</text:p>
      <text:p text:style-name="P1"/>
      <text:p text:style-name="P1">E, apenas depois da desilusão dolorosa e terrível, teria assimilado toda a verdade!...</text:p>
      <text:p text:style-name="P1"/>
      <text:p text:style-name="P1">Mas nós?</text:p>
      <text:p text:style-name="P1"/>
      <text:p text:style-name="P1"><text:soft-page-break/>Em quantas existências e situações tê-lo-emos vendido no altar do próprio coração, ao<text:span text:style-name="T4"> </text:span>preço mesquinho de nosso desvairamento individual?</text:p>
      <text:p text:style-name="P1"/>
      <text:p text:style-name="P1">Nos prélios da vaidade e do orgulho...</text:p>
      <text:p text:style-name="P1"/>
      <text:p text:style-name="P1">Nas exigências do prazer egoísta...</text:p>
      <text:p text:style-name="P1"/>
      <text:p text:style-name="P1">Na tirania da opinião...</text:p>
      <text:p text:style-name="P1"/>
      <text:p text:style-name="P1">Na crueldade confessa...</text:p>
      <text:p text:style-name="P1"/>
      <text:p text:style-name="P1">Na caça da fortuna material...</text:p>
      <text:p text:style-name="P1"/>
      <text:p text:style-name="P1">Na rebeldia destruidora...</text:p>
      <text:p text:style-name="P1"/>
      <text:p text:style-name="P1">No olvido de nossos deveres...</text:p>
      <text:p text:style-name="P1"/>
      <text:p text:style-name="P1">No aviltamento de nosso próprio trabalho...</text:p>
      <text:p text:style-name="P1"/>
      <text:p text:style-name="P1">Na edificação íntima do Reino de Deus, meditemos nossos erros conscientes ou não,<text:span text:style-name="T4"> </text:span>definindo nossas responsabilidades e débitos para com a vida, para com a Natureza e<text:span text:style-name="T4"> </text:span>para com os semelhantes e, em todos os assuntos que se refiram à deserção perante o<text:span text:style-name="T4"> </text:span>Cristo, teremos bastante força para desculpar as faltas do próximo, perguntando, com<text:span text:style-name="T4"> </text:span>sinceridade, no âmago do coração:</text:p>
      <text:p text:style-name="P1"/>
      <text:p text:style-name="P1">– “Porventura existirá alguém mais ingrato para contigo do que eu, Senhor?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6T15:56:23.816792076</meta:creation-date>
    <dc:date>2022-06-16T16:03:07.867975369</dc:date>
    <meta:editing-duration>PT6M43S</meta:editing-duration>
    <meta:editing-cycles>5</meta:editing-cycles>
    <meta:generator>LibreOffice/7.2.2.2$Linux_X86_64 LibreOffice_project/02b2acce88a210515b4a5bb2e46cbfb63fe97d56</meta:generator>
    <meta:document-statistic meta:table-count="0" meta:image-count="0" meta:object-count="0" meta:page-count="2" meta:paragraph-count="22" meta:word-count="261" meta:character-count="1677" meta:non-whitespace-character-count="1436"/>
  </office:meta>
</office:document-meta>
</file>